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Column27" style:family="table-column">
      <style:table-column-properties style:column-width="1.0416in" style:use-optimal-column-width="false"/>
    </style:style>
    <style:style style:name="TableColumn28" style:family="table-column">
      <style:table-column-properties style:column-width="5.6513in" style:use-optimal-column-width="false"/>
    </style:style>
    <style:style style:name="Table26" style:family="table">
      <style:table-properties style:width="6.693in" fo:margin-left="-0.012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8pt" style:font-size-asian="8pt" style:font-size-complex="8pt"/>
    </style:style>
    <style:style style:name="TableCell3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Column50" style:family="table-column">
      <style:table-column-properties style:column-width="3.3458in" style:use-optimal-column-width="false"/>
    </style:style>
    <style:style style:name="TableColumn51" style:family="table-column">
      <style:table-column-properties style:column-width="3.3472in" style:use-optimal-column-width="false"/>
    </style:style>
    <style:style style:name="Table49" style:family="table">
      <style:table-properties style:width="6.693in" fo:margin-left="-0.009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" style:family="table-column">
      <style:table-column-properties style:column-width="1.0145in" style:use-optimal-column-width="false"/>
    </style:style>
    <style:style style:name="TableColumn84" style:family="table-column">
      <style:table-column-properties style:column-width="5.602in" style:use-optimal-column-width="false"/>
    </style:style>
    <style:style style:name="Table82" style:family="table">
      <style:table-properties style:width="6.6166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P90" style:parent-style-name="TableContents" style:family="paragraph">
      <style:text-properties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" style:family="table-column">
      <style:table-column-properties style:column-width="1.0256in" style:use-optimal-column-width="false"/>
    </style:style>
    <style:style style:name="TableColumn95" style:family="table-column">
      <style:table-column-properties style:column-width="5.5909in" style:use-optimal-column-width="false"/>
    </style:style>
    <style:style style:name="Table93" style:family="table">
      <style:table-properties style:width="6.6166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list-style-name="LFO1" style:family="paragraph">
      <style:text-properties fo:font-size="8pt" style:font-size-asian="8pt" style:font-size-complex="8pt"/>
    </style:style>
    <style:style style:name="P101" style:parent-style-name="TableContents" style:list-style-name="LFO1" style:family="paragraph">
      <style:text-properties fo:font-size="8pt" style:font-size-asian="8pt" style:font-size-complex="8pt"/>
    </style:style>
    <style:style style:name="P102" style:parent-style-name="TableContents" style:list-style-name="LFO1" style:family="paragraph">
      <style:text-properties fo:font-size="8pt" style:font-size-asian="8pt" style:font-size-complex="8pt"/>
    </style:style>
    <style:style style:name="P103" style:parent-style-name="TableContents" style:list-style-name="LFO1" style:family="paragraph">
      <style:text-properties fo:font-size="8pt" style:font-size-asian="8pt" style:font-size-complex="8pt"/>
    </style:style>
    <style:style style:name="P104" style:parent-style-name="TableContents" style:list-style-name="LFO1" style:family="paragraph">
      <style:text-properties fo:font-size="8pt" style:font-size-asian="8pt" style:font-size-complex="8pt"/>
    </style:style>
    <style:style style:name="P105" style:parent-style-name="TableContents" style:family="paragraph">
      <style:text-properties fo:font-size="8pt" style:font-size-asian="8pt" style:font-size-complex="8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9" style:family="table-column">
      <style:table-column-properties style:column-width="1.0361in" style:use-optimal-column-width="false"/>
    </style:style>
    <style:style style:name="TableColumn110" style:family="table-column">
      <style:table-column-properties style:column-width="5.5861in" style:use-optimal-column-width="false"/>
    </style:style>
    <style:style style:name="Table108" style:family="table">
      <style:table-properties style:width="6.6222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8pt" style:font-size-asian="8pt" style:font-size-complex="8pt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P116" style:parent-style-name="TableContents" style:list-style-name="LFO2" style:family="paragraph">
      <style:text-properties fo:font-size="8pt" style:font-size-asian="8pt" style:font-size-complex="8pt"/>
    </style:style>
    <style:style style:name="P117" style:parent-style-name="TableContents" style:list-style-name="LFO2" style:family="paragraph">
      <style:text-properties fo:font-size="8pt" style:font-size-asian="8pt" style:font-size-complex="8pt"/>
    </style:style>
    <style:style style:name="P118" style:parent-style-name="TableContents" style:list-style-name="LFO2" style:family="paragraph">
      <style:text-properties fo:font-size="8pt" style:font-size-asian="8pt" style:font-size-complex="8pt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P121" style:parent-style-name="TableContents" style:list-style-name="LFO3" style:family="paragraph">
      <style:text-properties fo:font-size="8pt" style:font-size-asian="8pt" style:font-size-complex="8pt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3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4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8" style:family="table-column">
      <style:table-column-properties style:column-width="3.3048in" style:use-optimal-column-width="false"/>
    </style:style>
    <style:style style:name="TableColumn139" style:family="table-column">
      <style:table-column-properties style:column-width="3.3048in" style:use-optimal-column-width="false"/>
    </style:style>
    <style:style style:name="Table137" style:family="table">
      <style:table-properties style:width="6.6097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3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P155" style:parent-style-name="TableContents" style:list-style-name="LFO5" style:family="paragraph">
      <style:text-properties fo:font-size="8pt" style:font-size-asian="8pt" style:font-size-complex="8pt"/>
    </style:style>
    <style:style style:name="P156" style:parent-style-name="TableContents" style:list-style-name="LFO5" style:family="paragraph">
      <style:text-properties fo:font-size="8pt" style:font-size-asian="8pt" style:font-size-complex="8pt"/>
    </style:style>
    <style:style style:name="P157" style:parent-style-name="TableContents" style:list-style-name="LFO5" style:family="paragraph">
      <style:text-properties fo:font-size="8pt" style:font-size-asian="8pt" style:font-size-complex="8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6" style:family="paragraph">
      <style:text-properties fo:font-size="8pt" style:font-size-asian="8pt" style:font-size-complex="8pt"/>
    </style:style>
    <style:style style:name="P169" style:parent-style-name="TableContents" style:list-style-name="LFO6" style:family="paragraph">
      <style:text-properties fo:font-size="8pt" style:font-size-asian="8pt" style:font-size-complex="8pt"/>
    </style:style>
    <style:style style:name="P170" style:parent-style-name="TableContents" style:list-style-name="LFO6" style:family="paragraph">
      <style:text-properties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P1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8" style:family="table-column">
      <style:table-column-properties style:column-width="3.3048in" style:use-optimal-column-width="false"/>
    </style:style>
    <style:style style:name="TableColumn189" style:family="table-column">
      <style:table-column-properties style:column-width="3.3048in" style:use-optimal-column-width="false"/>
    </style:style>
    <style:style style:name="Table187" style:family="table">
      <style:table-properties style:width="6.6097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8" style:family="table-column">
      <style:table-column-properties style:column-width="3.3048in" style:use-optimal-column-width="false"/>
    </style:style>
    <style:style style:name="TableColumn209" style:family="table-column">
      <style:table-column-properties style:column-width="3.3048in" style:use-optimal-column-width="false"/>
    </style:style>
    <style:style style:name="Table207" style:family="table">
      <style:table-properties style:width="6.6097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7" style:family="table-column">
      <style:table-column-properties style:column-width="3.3048in" style:use-optimal-column-width="false"/>
    </style:style>
    <style:style style:name="TableColumn228" style:family="table-column">
      <style:table-column-properties style:column-width="3.3048in" style:use-optimal-column-width="false"/>
    </style:style>
    <style:style style:name="Table226" style:family="table">
      <style:table-properties style:width="6.6097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P2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1" style:family="table-column">
      <style:table-column-properties style:column-width="3.3048in" style:use-optimal-column-width="false"/>
    </style:style>
    <style:style style:name="TableColumn242" style:family="table-column">
      <style:table-column-properties style:column-width="3.3048in" style:use-optimal-column-width="false"/>
    </style:style>
    <style:style style:name="Table240" style:family="table">
      <style:table-properties style:width="6.6097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P2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Standard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5013in" style:use-optimal-column-width="false"/>
    </style:style>
    <style:style style:name="TableColumn290" style:family="table-column">
      <style:table-column-properties style:column-width="0.6263in" style:use-optimal-column-width="false"/>
    </style:style>
    <style:style style:name="TableColumn291" style:family="table-column">
      <style:table-column-properties style:column-width="1.1659in" style:use-optimal-column-width="false"/>
    </style:style>
    <style:style style:name="TableColumn292" style:family="table-column">
      <style:table-column-properties style:column-width="4.3993in" style:use-optimal-column-width="false"/>
    </style:style>
    <style:style style:name="Table288" style:family="table">
      <style:table-properties style:width="6.693in" fo:margin-left="-0.009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9" style:parent-style-name="Standard" style:family="paragraph">
      <style:text-properties style:font-name-asian="Liberation Serif" style:font-name-complex="Liberation Serif"/>
    </style:style>
    <style:style style:name="P330" style:parent-style-name="Normal" style:family="paragraph">
      <style:text-properties style:font-name="Verdana"/>
    </style:style>
    <style:style style:name="P331" style:parent-style-name="Standard" style:family="paragraph">
      <style:text-properties style:font-name-asian="Liberation Serif" style:font-name-complex="Liberation Serif"/>
    </style:style>
    <style:style style:name="P332" style:parent-style-name="Standard" style:family="paragraph">
      <style:text-properties style:font-name-asian="Liberation Serif" style:font-name-complex="Liberation Serif"/>
    </style:style>
    <style:style style:name="P333" style:parent-style-name="Standard" style:family="paragraph">
      <style:text-properties style:font-name-asian="Liberation Serif" style:font-name-complex="Liberation Serif"/>
    </style:style>
    <style:style style:name="P334" style:parent-style-name="Standard" style:family="paragraph">
      <style:text-properties style:font-name-asian="Liberation Serif" style:font-name-complex="Liberation Serif"/>
    </style:style>
    <style:style style:name="TableColumn336" style:family="table-column">
      <style:table-column-properties style:column-width="1.8916in"/>
    </style:style>
    <style:style style:name="TableColumn337" style:family="table-column">
      <style:table-column-properties style:column-width="4.2388in"/>
    </style:style>
    <style:style style:name="Table335" style:family="table">
      <style:table-properties style:width="6.1305in" fo:margin-left="0in" table:align="left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368" style:parent-style-name="Standard" style:family="paragraph">
      <style:text-properties style:font-name-asian="Liberation Serif" style:font-name-complex="Liberation Serif"/>
    </style:style>
    <style:style style:name="P369" style:parent-style-name="Standard" style:family="paragraph">
      <style:text-properties style:font-name-asian="Liberation Serif" style:font-name-complex="Liberation Serif"/>
    </style:style>
    <style:style style:name="P370" style:parent-style-name="Standard" style:family="paragraph">
      <style:text-properties style:font-name-asian="Liberation Serif" style:font-name-complex="Liberation Serif"/>
    </style:style>
    <style:style style:name="P371" style:parent-style-name="Standard" style:family="paragraph">
      <style:text-properties style:font-name-asian="Liberation Serif" style:font-name-complex="Liberation Serif"/>
    </style:style>
    <style:style style:name="P372" style:parent-style-name="Standard" style:family="paragraph">
      <style:text-properties style:font-name-asian="Liberation Serif" style:font-name-complex="Liberation Serif"/>
    </style:style>
    <style:style style:name="P373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Registrar Compra <text:s text:c="2"/>(UC-09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COm</text:p>
          </table:table-cell>
          <table:table-cell table:style-name="TableCell19">
            <text:p text:style-name="P20">El sistema permitirá registrar una compra con sus comprobantes de (Factura, Remito y Pago)</text:p>
          </table:table-cell>
        </table:table-row>
        <table:table-row table:style-name="TableRow21">
          <table:table-cell table:style-name="TableCell22">
            <text:p text:style-name="P23">RF-0COm</text:p>
          </table:table-cell>
          <table:table-cell table:style-name="TableCell24">
            <text:p text:style-name="P25">El Sistema<text:s/>permitirá registrar una compra completa con el Stock actualizado</text:p>
          </table:table-cell>
        </table:table-row>
      </table:table>
      <text:p text:style-name="Standard"/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aso de Uso:</text:p>
          </table:table-cell>
          <table:table-cell table:style-name="TableCell32">
            <text:p text:style-name="P33">Registrar Compra <text:s text:c="2"/>(UC-09)</text:p>
          </table:table-cell>
        </table:table-row>
        <table:table-row table:style-name="TableRow34">
          <table:table-cell table:style-name="TableCell35">
            <text:p text:style-name="P36">Actores:</text:p>
          </table:table-cell>
          <table:table-cell table:style-name="TableCell37">
            <text:p text:style-name="P38">Encargado</text:p>
          </table:table-cell>
        </table:table-row>
        <table:table-row table:style-name="TableRow39">
          <table:table-cell table:style-name="TableCell40">
            <text:p text:style-name="P41">Tipo:</text:p>
          </table:table-cell>
          <table:table-cell table:style-name="TableCell42">
            <text:p text:style-name="P43">Esencial</text:p>
          </table:table-cell>
        </table:table-row>
        <table:table-row table:style-name="TableRow44">
          <table:table-cell table:style-name="TableCell45">
            <text:p text:style-name="P46">Descripción:</text:p>
          </table:table-cell>
          <table:table-cell table:style-name="TableCell47">
            <text:p text:style-name="P48">Registra la compra de factura, remito y artículos comprados previam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soft-page-break/>
            <text:p text:style-name="P54">Nivel de Caso de uso:</text:p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Paquete: Modelo</text:p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>Nombre del Caso de Uso: Procesar compra <text:s text:c="2"/>(UC-06)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Prioridad:</text:p>
          </table:table-cell>
          <table:covered-table-cell/>
        </table:table-row>
        <table:table-row table:style-name="TableRow64">
          <table:table-cell table:style-name="TableCell65">
            <text:p text:style-name="P66">Categoría:</text:p>
          </table:table-cell>
          <table:table-cell table:style-name="TableCell67">
            <text:p text:style-name="P68">Significativo para la Arquitectura: Si</text:p>
          </table:table-cell>
        </table:table-row>
        <table:table-row table:style-name="TableRow69">
          <table:table-cell table:style-name="TableCell70" table:number-columns-spanned="2">
            <text:p text:style-name="P71">Complejidad: Media</text:p>
          </table:table-cell>
          <table:covered-table-cell/>
        </table:table-row>
        <table:table-row table:style-name="TableRow72">
          <table:table-cell table:style-name="TableCell73">
            <text:p text:style-name="P74">Actor Principal: Encargado</text:p>
          </table:table-cell>
          <table:table-cell table:style-name="TableCell75">
            <text:p text:style-name="P76">Actor Secundario: Ninguno</text:p>
          </table:table-cell>
        </table:table-row>
        <table:table-row table:style-name="TableRow77">
          <table:table-cell table:style-name="TableCell78" table:number-columns-spanned="2">
            <text:p text:style-name="P79">Tipo de Caso<text:s/>de Uso:</text:p>
          </table:table-cell>
          <table:covered-table-cell/>
        </table:table-row>
        <table:table-row table:style-name="TableRow80">
          <table:table-cell table:style-name="TableCell81" table:number-columns-spanned="2">
            <table:table table:style-name="Table82">
              <table:table-columns>
                <table:table-column table:style-name="TableColumn83"/>
                <table:table-column table:style-name="TableColumn84"/>
              </table:table-columns>
              <table:table-row table:style-name="TableRow85">
                <table:table-cell table:style-name="TableCell86">
                  <text:p text:style-name="P87">Objetivos:</text:p>
                </table:table-cell>
                <table:table-cell table:style-name="TableCell88">
                  <text:p text:style-name="P89">UC: Registrar la compra de artículos a un proveedor</text:p>
                  <text:p text:style-name="P90">Encargado: Requiere la registrar una compra a un proveedor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1">
          <table:table-cell table:style-name="TableCell92" table:number-columns-spanned="2">
            <table:table table:style-name="Table93">
              <table:table-columns>
                <table:table-column table:style-name="TableColumn94"/>
                <table:table-column table:style-name="TableColumn95"/>
              </table:table-columns>
              <table:table-row table:style-name="TableRow96">
                <table:table-cell table:style-name="TableCell97">
                  <text:p text:style-name="P98">Precondición:</text:p>
                </table:table-cell>
                <table:table-cell table:style-name="TableCell99">
                  <text:list text:style-name="LFO1" text:continue-numbering="true">
                    <text:list-item>
                      <text:p text:style-name="P100">El Encargado se identifica y autentica.</text:p>
                    </text:list-item>
                    <text:list-item>
                      <text:p text:style-name="P101">Deben existir la orden de compra para realizar la el registro de la<text:s/>compra.</text:p>
                    </text:list-item>
                    <text:list-item>
                      <text:p text:style-name="P102">Deben existir la factura<text:s/></text:p>
                    </text:list-item>
                    <text:list-item>
                      <text:p text:style-name="P103">Debe existir el remito</text:p>
                    </text:list-item>
                    <text:list-item>
                      <text:p text:style-name="P104">Debe existir el pago</text:p>
                    </text:list-item>
                  </text:list>
                </table:table-cell>
              </table:table-row>
            </table:table>
            <text:p text:style-name="P105"/>
          </table:table-cell>
          <table:covered-table-cell/>
        </table:table-row>
        <table:table-row table:style-name="TableRow106">
          <table:table-cell table:style-name="TableCell107" table:number-columns-spanned="2">
            <table:table table:style-name="Table108">
              <table:table-columns>
                <table:table-column table:style-name="TableColumn109"/>
                <table:table-column table:style-name="TableColumn110"/>
              </table:table-columns>
              <table:table-row table:style-name="TableRow111">
                <table:table-cell table:style-name="TableCell112">
                  <text:p text:style-name="P113">Pos condición:</text:p>
                </table:table-cell>
                <table:table-cell table:style-name="TableCell114">
                  <text:p text:style-name="P115">Éxito: Flujo Normal</text:p>
                  <text:list text:style-name="LFO2" text:continue-numbering="true">
                    <text:list-item>
                      <text:p text:style-name="P116">Se registra la compra completa.</text:p>
                    </text:list-item>
                    <text:list-item>
                      <text:p text:style-name="P117">Se calcula el impuesto de manera correcta.</text:p>
                    </text:list-item>
                    <text:list-item>
                      <text:p text:style-name="P118">Se genera una orden de compra por cada artículo de proveedor que<text:s/>necesita reposición.</text:p>
                    </text:list-item>
                  </text:list>
                  <text:p text:style-name="P119"/>
                  <text:p text:style-name="P120">Fracaso 1:<text:s/></text:p>
                  <text:list text:style-name="LFO3" text:continue-numbering="true">
                    <text:list-item>
                      <text:p text:style-name="P121">*a En cualquier momento el sistema falla:</text:p>
                    </text:list-item>
                  </text:list>
                  <text:p text:style-name="P122">Fracaso 2:</text:p>
                  <text:list text:style-name="LFO3" text:continue-numbering="true">
                    <text:list-item>
                      <text:p text:style-name="P123">*a.2 El Sistema detecta anomalías intentando la recuperación</text:p>
                    </text:list-item>
                  </text:list>
                  <text:p text:style-name="P124">Fracaso 3:</text:p>
                  <text:list text:style-name="LFO4" text:continue-numbering="true">
                    <text:list-item>
                      <text:p text:style-name="P125">3.a <text:s/>El Encargado no ingrese a la factura, el remito y el Pago<text:s/></text:p>
                    </text:list-item>
                  </text:list>
                  <text:p text:style-name="P126">Fracaso 4:</text:p>
                  <text:list text:style-name="LFO3" text:continue-numbering="true">
                    <text:list-item>
                      <text:p text:style-name="P127">5.a. El Sistema informa que no se pudo actualizar el Stock<text:s/></text:p>
                    </text:list-item>
                  </text:list>
                </table:table-cell>
              </table:table-row>
            </table:table>
            <text:p text:style-name="P128"/>
          </table:table-cell>
          <table:covered-table-cell/>
        </table:table-row>
        <table:table-row table:style-name="TableRow129">
          <table:table-cell table:style-name="TableCell130" table:number-columns-spanned="2">
            <text:p text:style-name="P131"/>
          </table:table-cell>
          <table:covered-table-cell/>
        </table:table-row>
        <table:table-row table:style-name="TableRow132">
          <table:table-cell table:style-name="TableCell133" table:number-columns-spanned="2">
            <text:p text:style-name="P134">Flujo Normal</text:p>
          </table:table-cell>
          <table:covered-table-cell/>
        </table:table-row>
        <table:table-row table:style-name="TableRow135">
          <table:table-cell table:style-name="TableCell136" table:number-columns-spanned="2">
            <table:table table:style-name="Table137">
              <table:table-columns>
                <table:table-column table:style-name="TableColumn138"/>
                <table:table-column table:style-name="TableColumn139"/>
              </table:table-columns>
              <table:table-row table:style-name="TableRow140">
                <table:table-cell table:style-name="TableCell141">
                  <text:p text:style-name="P142">Actor</text:p>
                </table:table-cell>
                <table:table-cell table:style-name="TableCell143">
                  <text:p text:style-name="P144">Sistema</text:p>
                </table:table-cell>
              </table:table-row>
              <table:table-row table:style-name="TableRow145">
                <table:table-cell table:style-name="TableCell146">
                  <text:p text:style-name="P147">1. El Encargado comienza con un nuevo registro de compra, ingresando la orden de compra</text:p>
                </table:table-cell>
                <table:table-cell table:style-name="TableCell148">
                  <text:p text:style-name="P149"/>
                </table:table-cell>
              </table:table-row>
              <table:table-row table:style-name="TableRow150">
                <table:table-cell table:style-name="TableCell151">
                  <text:p text:style-name="P152"/>
                </table:table-cell>
                <table:table-cell table:style-name="TableCell153">
                  <text:p text:style-name="P154">2. El Sistema busca la compra en el Registro de Compra en función a la Orden de compra.<text:s/>Solicita que se ingrese:</text:p>
                  <text:list text:style-name="LFO5" text:continue-numbering="true">
                    <text:list-item>
                      <text:p text:style-name="P155">Factura de Compra</text:p>
                    </text:list-item>
                    <text:list-item>
                      <text:p text:style-name="P156">Remito</text:p>
                    </text:list-item>
                    <text:list-item>
                      <text:p text:style-name="P157">Pago</text:p>
                    </text:list-item>
                  </text:list>
                </table:table-cell>
              </table:table-row>
              <table:table-row table:style-name="TableRow158">
                <table:table-cell table:style-name="TableCell159">
                  <text:p text:style-name="P160">3. El Encargado ingrese a la factura, el remito y el Pago<text:s/></text:p>
                </table:table-cell>
                <table:table-cell table:style-name="TableCell161">
                  <text:p text:style-name="P162"/>
                </table:table-cell>
              </table:table-row>
              <table:table-row table:style-name="TableRow163">
                <table:table-cell table:style-name="TableCell164">
                  <text:p text:style-name="P165"/>
                </table:table-cell>
                <table:table-cell table:style-name="TableCell166">
                  <text:p text:style-name="P167">4. El Sistema agrega a la Compra<text:s/></text:p>
                  <text:list text:style-name="LFO6" text:continue-numbering="true">
                    <text:list-item>
                      <text:p text:style-name="P168">La Factura de Compra</text:p>
                    </text:list-item>
                    <text:list-item>
                      <text:p text:style-name="P169">El Remito</text:p>
                    </text:list-item>
                    <text:list-item>
                      <text:p text:style-name="P170">El Pago</text:p>
                    </text:list-item>
                  </text:list>
                </table:table-cell>
              </table:table-row>
              <table:table-row table:style-name="TableRow171">
                <table:table-cell table:style-name="TableCell172">
                  <text:p text:style-name="P173"/>
                </table:table-cell>
                <table:table-cell table:style-name="TableCell174">
                  <text:p text:style-name="P175">5. El Sistema usa el Caso de Uso “Ajustar Stock en Deposito<text:s/>(UC-10)” e informa que el Stock en depósito se actualizo</text:p>
                </table:table-cell>
              </table:table-row>
              <table:table-row table:style-name="TableRow176">
                <table:table-cell table:style-name="TableCell177">
                  <text:p text:style-name="P178"/>
                </table:table-cell>
                <table:table-cell table:style-name="TableCell179">
                  <text:p text:style-name="P180">6. El Sistema Registra la Compra como completa</text:p>
                </table:table-cell>
              </table:table-row>
            </table:table>
            <text:p text:style-name="P181"/>
          </table:table-cell>
          <table:covered-table-cell/>
        </table:table-row>
        <table:table-row table:style-name="TableRow182">
          <table:table-cell table:style-name="TableCell183" table:number-columns-spanned="2">
            <text:p text:style-name="P184">Flujos Alternativos</text:p>
          </table:table-cell>
          <table:covered-table-cell/>
        </table:table-row>
        <table:table-row table:style-name="TableRow185">
          <table:table-cell table:style-name="TableCell186" table:number-columns-spanned="2">
            <table:table table:style-name="Table187">
              <table:table-columns>
                <table:table-column table:style-name="TableColumn188"/>
                <table:table-column table:style-name="TableColumn189"/>
              </table:table-columns>
              <table:table-row table:style-name="TableRow190">
                <table:table-cell table:style-name="TableCell191" table:number-columns-spanned="2">
                  <text:p text:style-name="P192">*a En cualquier momento el sistema falla:</text:p>
                  <text:p text:style-name="P193">Para dar soporte a la recuperación y registro correcto, asegurar los estados y<text:s/>eventos significativos de una transacción puedan recuperarse desde cualquier paso del escenario</text:p>
                </table:table-cell>
                <table:covered-table-cell/>
              </table:table-row>
              <table:table-row table:style-name="TableRow194">
                <table:table-cell table:style-name="TableCell195">
                  <text:p text:style-name="P196">1. El Vendedor reinicia el Sistema, inicia sesión, y solicita la recuperación al estado anterior</text:p>
                </table:table-cell>
                <table:table-cell table:style-name="TableCell197">
                  <text:p text:style-name="P198"/>
                </table:table-cell>
              </table:table-row>
              <table:table-row table:style-name="TableRow199">
                <table:table-cell table:style-name="TableCell200">
                  <text:p text:style-name="P201"/>
                </table:table-cell>
                <table:table-cell table:style-name="TableCell202">
                  <text:p text:style-name="P203">2. El Sistema reconstituye el estado anterior</text:p>
                </table:table-cell>
              </table:table-row>
            </table:table>
            <text:p text:style-name="P204"/>
          </table:table-cell>
          <table:covered-table-cell/>
        </table:table-row>
        <table:table-row table:style-name="TableRow205">
          <table:table-cell table:style-name="TableCell206" table:number-columns-spanned="2">
            <table:table table:style-name="Table207">
              <table:table-columns>
                <table:table-column table:style-name="TableColumn208"/>
                <table:table-column table:style-name="TableColumn209"/>
              </table:table-columns>
              <table:table-row table:style-name="TableRow210">
                <table:table-cell table:style-name="TableCell211" table:number-columns-spanned="2">
                  <text:p text:style-name="P212">*a.2 El<text:s/>Sistema detecta anomalías intentando la recuperación</text:p>
                </table:table-cell>
                <table:covered-table-cell/>
              </table:table-row>
              <table:table-row table:style-name="TableRow213">
                <table:table-cell table:style-name="TableCell214">
                  <text:p text:style-name="P215"/>
                </table:table-cell>
                <table:table-cell table:style-name="TableCell216">
                  <text:p text:style-name="P217">1. El Sistema informa del error al Encargado, registra el error, y pasa a un estado limpio</text:p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2. El Encargado comienza un nueva venta</text:p>
                </table:table-cell>
              </table:table-row>
            </table:table>
            <text:p text:style-name="P223"/>
          </table:table-cell>
          <table:covered-table-cell/>
        </table:table-row>
        <table:table-row table:style-name="TableRow224">
          <table:table-cell table:style-name="TableCell225" table:number-columns-spanned="2">
            <table:table table:style-name="Table226">
              <table:table-columns>
                <table:table-column table:style-name="TableColumn227"/>
                <table:table-column table:style-name="TableColumn228"/>
              </table:table-columns>
              <table:table-row table:style-name="TableRow229">
                <table:table-cell table:style-name="TableCell230" table:number-columns-spanned="2">
                  <text:p text:style-name="P231">3.a <text:s/>El Encargado no ingrese a la factura, el remito y el Pago</text:p>
                </table:table-cell>
                <table:covered-table-cell/>
              </table:table-row>
              <table:table-row table:style-name="TableRow232">
                <table:table-cell table:style-name="TableCell233">
                  <text:p text:style-name="P234"/>
                </table:table-cell>
                <table:table-cell table:style-name="TableCell235">
                  <text:p text:style-name="P236">1. El Sistema cancela el caso de uso</text:p>
                </table:table-cell>
              </table:table-row>
            </table:table>
            <text:p text:style-name="P237"/>
          </table:table-cell>
          <table:covered-table-cell/>
        </table:table-row>
        <table:table-row table:style-name="TableRow238">
          <table:table-cell table:style-name="TableCell239" table:number-columns-spanned="2">
            <table:table table:style-name="Table240">
              <table:table-columns>
                <table:table-column table:style-name="TableColumn241"/>
                <table:table-column table:style-name="TableColumn242"/>
              </table:table-columns>
              <table:table-row table:style-name="TableRow243">
                <table:table-cell table:style-name="TableCell244" table:number-columns-spanned="2">
                  <text:p text:style-name="P245">5.a. El Sistema informa que no se pudo actualizar el Stock</text:p>
                </table:table-cell>
                <table:covered-table-cell/>
              </table:table-row>
              <table:table-row table:style-name="TableRow246">
                <table:table-cell table:style-name="TableCell247">
                  <text:p text:style-name="P248"/>
                </table:table-cell>
                <table:table-cell table:style-name="TableCell249">
                  <text:p text:style-name="P250">1. El Sistema cancela el caso de uso</text:p>
                </table:table-cell>
              </table:table-row>
            </table:table>
            <text:p text:style-name="P251"/>
          </table:table-cell>
          <table:covered-table-cell/>
        </table:table-row>
        <table:table-row table:style-name="TableRow252">
          <table:table-cell table:style-name="TableCell253" table:number-columns-spanned="2">
            <text:p text:style-name="P254"/>
          </table:table-cell>
          <table:covered-table-cell/>
        </table:table-row>
        <text:soft-page-break/>
        <table:table-row table:style-name="TableRow255">
          <table:table-cell table:style-name="TableCell256" table:number-columns-spanned="2">
            <text:p text:style-name="P257">Observación: No contempla la compra directa, esta es controlada por “Consultar Saldo en Deposito (UC-08)”</text:p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>Reglas<text:s/>de Negocio Asociadas:<text:s/></text:p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Requerimientos no Funcionales Asociados:</text:p>
          </table:table-cell>
          <table:covered-table-cell/>
        </table:table-row>
        <table:table-row table:style-name="TableRow264">
          <table:table-cell table:style-name="TableCell265">
            <text:p text:style-name="P266">Fuente: Roberto Sueldo</text:p>
          </table:table-cell>
          <table:table-cell table:style-name="TableCell267">
            <text:p text:style-name="P268">Referencia Fuente: Trabajo Practico Integrador POO</text:p>
          </table:table-cell>
        </table:table-row>
        <table:table-row table:style-name="TableRow269">
          <table:table-cell table:style-name="TableCell270" table:number-columns-spanned="2">
            <text:p text:style-name="P271">Asociación de Extensión: Ninguna</text:p>
          </table:table-cell>
          <table:covered-table-cell/>
        </table:table-row>
        <table:table-row table:style-name="TableRow272">
          <table:table-cell table:style-name="TableCell273" table:number-columns-spanned="2">
            <text:p text:style-name="P274">Asociación de Inclusión: “Consultar Saldo en Deposito (UC-08)”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Caso de Uso<text:s/>donde se incluye: Ninguna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Caso de Uso al que extiende: Ninguna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de generalización: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Historia de cambios</text:p>
          </table:table-cell>
          <table:covered-table-cell/>
        </table:table-row>
      </table:table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Versión</text:p>
          </table:table-cell>
          <table:table-cell table:style-name="TableCell296">
            <text:p text:style-name="P297">Fecha</text:p>
          </table:table-cell>
          <table:table-cell table:style-name="TableCell298">
            <text:p text:style-name="P299">Autor</text:p>
          </table:table-cell>
          <table:table-cell table:style-name="TableCell300">
            <text:p text:style-name="P301">Descripción de Cambio</text:p>
          </table:table-cell>
        </table:table-row>
        <table:table-row table:style-name="TableRow302">
          <table:table-cell table:style-name="TableCell303">
            <text:p text:style-name="P304">1.0</text:p>
          </table:table-cell>
          <table:table-cell table:style-name="TableCell305">
            <text:p text:style-name="P306">11/07/2015</text:p>
          </table:table-cell>
          <table:table-cell table:style-name="TableCell307">
            <text:p text:style-name="P308">Betancur Damián Ariel</text:p>
          </table:table-cell>
          <table:table-cell table:style-name="TableCell309">
            <text:p text:style-name="P310">Inicio del caso de uso</text:p>
          </table:table-cell>
        </table:table-row>
        <table:table-row table:style-name="TableRow311">
          <table:table-cell table:style-name="TableCell312">
            <text:p text:style-name="P313">1.0</text:p>
          </table:table-cell>
          <table:table-cell table:style-name="TableCell314">
            <text:p text:style-name="P315">11/07/2015</text:p>
          </table:table-cell>
          <table:table-cell table:style-name="TableCell316">
            <text:p text:style-name="P317">Betancur Damián<text:s/>Ariel</text:p>
          </table:table-cell>
          <table:table-cell table:style-name="TableCell318">
            <text:p text:style-name="P319">Diagrama de Secuencia del Sistema (DSS)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20/07/2015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Codificación del caso de uso, asociación de requisitos y reglas del negocio</text:p>
          </table:table-cell>
        </table:table-row>
      </table:table>
      <text:p text:style-name="P3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><draw:frame draw:z-index="251659264" draw:id="id0" draw:style-name="a0" draw:name="Object 2" text:anchor-type="paragraph" svg:x="0in" svg:y="0.00417in" svg:width="5.89097in" svg:height="4.33333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6.2375in" svg:height="2.60278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30">Contratos y Colaboraciones de la Operación</text:p>
      <text:p text:style-name="P331"/>
      <text:p text:style-name="P332"/>
      <text:p text:style-name="P333"/>
      <text:p text:style-name="P334"/>
      <table:table table:style-name="Table335">
        <table:table-columns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Operación<text:s/></text:p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Responsabilidades</text:p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Caso de Uso</text:p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Controlador</text:p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Precondiciones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Postcondiciones</text:p>
          </table:table-cell>
          <table:table-cell table:style-name="TableCell366">
            <text:p text:style-name="P367"/>
          </table:table-cell>
        </table:table-row>
      </table:table>
      <text:p text:style-name="P368"/>
      <text:p text:style-name="P369"/>
      <text:p text:style-name="P370"/>
      <text:p text:style-name="P371"/>
      <text:p text:style-name="P372"/>
      <text:p text:style-name="P37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3:00Z</dc:date>
    <meta:print-date>2014-11-21T17:11:00Z</meta:print-date>
    <meta:template xlink:href="Normal" xlink:type="simple"/>
    <meta:editing-cycles>158</meta:editing-cycles>
    <meta:editing-duration>PT71580S</meta:editing-duration>
    <meta:document-statistic meta:page-count="5" meta:paragraph-count="7" meta:word-count="606" meta:character-count="3935" meta:row-count="27" meta:non-whitespace-character-count="3336"/>
  </office:meta>
</office:document-meta>
</file>